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style:text-overline-style="none" style:text-overline-color="font-color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asian="Noto Sans CJK SC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asian="zh" style:country-asian="CN"/>
    </style:style>
    <style:style style:name="T2" style:family="text">
      <style:text-properties style:text-overline-style="none" style:text-overline-color="font-color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size="10pt" fo:color="#000000" style:font-name-asian="Noto Sans CJK SC" style:font-name="Liberation Sans" style:font-relief="none" style:text-emphasize="none" style:font-style-complex="normal" style:font-style-asian="normal" style:font-size-complex="10pt" style:font-size-asian="10pt" style:font-name-complex="FreeSans" style:language-asian="zh" style:country-asian="CN" fo:font-weight="bold" style:font-weight-asian="bold" style:font-weight-complex="bold"/>
    </style:style>
    <style:style style:name="T3" style:family="text">
      <style:text-properties style:text-overline-style="none" style:text-overline-color="font-color" style:language-complex="hi" style:country-complex="IN" fo:language="es" fo:country="ES" style:text-line-through-mode="continuous" fo:text-shadow="none" style:text-outline="false" fo:font-style="normal" style:text-line-through-type="none" style:text-underline-style="none" style:text-underline-color="font-color" fo:font-size="10pt" fo:color="#000000" style:font-name-asian="Noto Sans CJK SC" style:font-name="Liberation Sans" style:font-relief="none" style:text-emphasize="none" style:font-style-complex="normal" style:font-style-asian="normal" style:font-size-complex="10pt" style:font-size-asian="10pt" style:font-name-complex="FreeSans" style:language-asian="zh" style:country-asian="CN" fo:font-weight="normal" style:font-weight-asian="normal" style:font-weight-complex="normal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6"/>
        <table:table-column table:style-name="co2" table:default-cell-style-name="ce17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row table:style-name="ro1">
          <table:table-cell table:style-name="ce45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Crear Caso de Conciliación</text:p>
          </table:table-cell>
          <table:covered-table-cell table:number-columns-repeated="4" table:style-name="ce59"/>
        </table:table-row>
        <table:table-row table:style-name="ro2">
          <table:table-cell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59"/>
        </table:table-row>
        <table:table-row table:style-name="ro2">
          <table:table-cell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haber iniciado sesión, haberse dirigido a la pestaña de “Quejas y Reclamaciones”/”Quejas Atendidas”</text:p>
          </table:table-cell>
          <table:covered-table-cell table:number-columns-repeated="4" table:style-name="ce59"/>
        </table:table-row>
        <table:table-row table:style-name="ro2">
          <table:table-cell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notificará al Consumidor, Proveedor y Conciliador de su inclusión en un proceso de conciliación</text:p>
          </table:table-cell>
          <table:covered-table-cell table:number-columns-repeated="4" table:style-name="ce59"/>
        </table:table-row>
        <table:table-row table:style-name="ro2">
          <table:table-cell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6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6" office:value-type="string" calcext:value-type="string">
            <text:p>Versión:</text:p>
          </table:table-cell>
          <table:table-cell table:style-name="ce21" office:value-type="string" calcext:value-type="string">
            <text:p>V 2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8"/>
          <table:covered-table-cell table:number-columns-repeated="4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Administrador pueda crear un caso de conciliación y asignar sus partes dentro del caso</text:p>
          </table:table-cell>
          <table:covered-table-cell table:style-name="ce18"/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8"/>
          <table:covered-table-cell table:number-columns-repeated="4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En la pestaña “Quejas y Reclamaciones”/”Quejas Atendidas” se mostrarán las quejas listadas y el estado de estas, se seleccionará aquella con estado </text:span><text:span text:style-name="T2">Respondida</text:span><text:span text:style-name="T3">, las cuales muestrán un botón llamado “Crear Caso de Conciliación”, el Administrador lo pulsa y el sistema le muestra una pantalla donde se debe de ingresar el Conciliador del caso. El Administrado escoge al Conciliador y pulsa “Crear Caso”</text:span></text:p>
          </table:table-cell>
          <table:covered-table-cell table:style-name="ce56"/>
          <table:covered-table-cell table:number-columns-repeated="4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style-name="ce56"/>
          <table:covered-table-cell table:number-columns-repeated="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<text:span text:style-name="T4">El Administrador posa el mouse sobre una de las quejas listadas con estado </text:span><text:span text:style-name="T5">Respondida,</text:span><text:span text:style-name="T6"> saldrá un botón con la leyenda “Crear Caso de Conciliación” y lo pulsa</text:span></text:p>
          </table:table-cell>
          <table:covered-table-cell table:style-name="ce23"/>
          <table:covered-table-cell table:style-name="ce26"/>
          <table:covered-table-cell table:style-name="ce17"/>
          <table:covered-table-cell table:style-name="ce2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Administrador busca y elige al Conciliador</text:p>
          </table:table-cell>
          <table:covered-table-cell table:style-name="ce23"/>
          <table:covered-table-cell table:style-name="ce26"/>
          <table:covered-table-cell table:style-name="ce17"/>
          <table:covered-table-cell table:style-name="ce2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 table:number-columns-spanned="5" table:number-rows-spanned="1">
            <text:p>El Administrador verifica el Conciliador y da al botón “Crear”</text:p>
          </table:table-cell>
          <table:covered-table-cell table:style-name="ce23"/>
          <table:covered-table-cell table:style-name="ce26"/>
          <table:covered-table-cell table:style-name="ce17"/>
          <table:covered-table-cell table:style-name="ce23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style-name="ce56"/>
          <table:covered-table-cell table:number-columns-repeated="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sistema muestra bloqueado el botón de “Crear Caso de Conciliación”, un mensaje debajo indica: “Debido a la inexistencia del Consumidor o Proveedor involucrados en la queja no puede ser creado el Caso de Conciliación”</text:p>
          </table:table-cell>
          <table:covered-table-cell table:number-columns-repeated="2" table:style-name="ce60"/>
          <table:covered-table-cell table:style-name="ce17"/>
          <table:covered-table-cell table:style-name="ce60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El sistema muestra un mensaje de advertencia debido a que no se ha escogido al Conciliador para la dirección del caso</text:p>
          </table:table-cell>
          <table:covered-table-cell table:number-columns-repeated="2" table:style-name="ce60"/>
          <table:covered-table-cell table:style-name="ce17"/>
          <table:covered-table-cell table:style-name="ce60"/>
        </table:table-row>
        <table:table-row table:style-name="ro2">
          <table:table-cell table:style-name="ce7" office:value-type="string" calcext:value-type="string">
            <text:p>9b</text:p>
          </table:table-cell>
          <table:table-cell office:value-type="string" calcext:value-type="string" table:number-columns-spanned="5" table:number-rows-spanned="1">
            <text:p>El sistema muestra un mensaje de error: “Debido a un error desconocido no ha sido posible registrar el Caso de conciliación, intente más tarde”</text:p>
          </table:table-cell>
          <table:covered-table-cell table:number-columns-repeated="2" table:style-name="ce60"/>
          <table:covered-table-cell table:style-name="ce17"/>
          <table:covered-table-cell table:style-name="ce60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44:24.0700799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2:56:36.409942234</dc:date>
    <meta:editing-duration>PT3H15M50S</meta:editing-duration>
    <meta:editing-cycles>45</meta:editing-cycles>
    <meta:generator>LibreOffice/6.2.7.1$Linux_X86_64 LibreOffice_project/20$Build-1</meta:generator>
    <meta:document-statistic meta:table-count="1" meta:cell-count="34" meta:object-count="0"/>
  </office:meta>
</office:document-meta>
</file>